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Times New Roman1" svg:font-family="'Times New Roman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22.5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6pt" fo:font-style="normal" fo:font-weight="bold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style:font-name="Times New Roman1" fo:font-size="16pt" fo:font-style="normal" fo:font-weight="bold" officeooo:rsid="0019a661" officeooo:paragraph-rsid="0019a661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style:font-name="Times New Roman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7" style:family="paragraph" style:parent-style-name="Text_20_body">
      <style:paragraph-properties fo:margin-top="6.35cm" fo:margin-bottom="0.212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Times New Roman1" fo:font-size="16pt" fo:font-style="normal" style:text-underline-style="none" fo:font-weight="bold" style:text-blinking="false" fo:background-color="transparent" style:font-size-asian="16pt" style:font-size-complex="16pt"/>
    </style:style>
    <style:style style:name="P8" style:family="paragraph" style:parent-style-name="Standard">
      <style:text-properties style:font-name="Times New Roman" fo:font-size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3pt" fo:font-style="normal" fo:font-weight="normal" officeooo:paragraph-rsid="0019a661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3pt" fo:font-style="normal" fo:font-weight="normal" officeooo:rsid="0019a661" officeooo:paragraph-rsid="0019a661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Arial" fo:font-size="11.8000001907349pt" fo:font-style="normal" style:text-underline-style="none" fo:font-weight="normal" officeooo:rsid="0019a661" officeooo:paragraph-rsid="0019a661" style:text-blinking="false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Arial" fo:font-size="11.8000001907349pt" fo:font-style="normal" style:text-underline-style="none" fo:font-weight="bold" style:text-blinking="false" fo:background-color="transparent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Arial" fo:font-size="11.8000001907349pt" fo:font-style="normal" style:text-underline-style="none" fo:font-weight="bold" officeooo:rsid="0019a661" officeooo:paragraph-rsid="0019a661" style:text-blinking="false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9a661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3" style:family="text">
      <style:text-properties officeooo:rsid="001b84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bookmark text:name="docs-internal-guid-04caa922-6c0c-1f63-4551-0cda0b34be9a"/><text:span text:style-name="T2">Kravspecifikation</text:span></text:p>
      <text:p text:style-name="P7">Spel i Scratch</text:p>
      <text:p text:style-name="P4"><text:span text:style-name="T2">Version 1.0</text:span></text:p>
      <text:p text:style-name="P5"><text:span text:style-name="T2">Alexander &amp; Angelica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3"><text:bookmark text:name="docs-internal-guid-cc890a38-6c0d-ed5b-0f27-582f14c25d84"/>Designkrav</text:p>
      <text:p text:style-name="P9"/>
      <text:p text:style-name="P10"><text:span text:style-name="T1">Spelet skall innehålla: en bakgrund, en sprajt, och skott som ska försöka <text:s/>träffa sprajen. Som spelare är det meningen att du ska undvika dessa skott. Deignen krävs vara lätt att förstå och det sa vara tydliga bakgrundsmiljöer. </text:span></text:p>
      <text:p text:style-name="P11"/>
      <text:p text:style-name="P11"/>
      <text:p text:style-name="P14"><text:bookmark text:name="docs-internal-guid-36a6f50f-6c0e-528c-0a39-e989f7d1ad94"/>Funktionella krav</text:p>
      <text:p text:style-name="P11">Sprajten styrs med hjälp av piltangenterna. <text:span text:style-name="T3">Meningen är att du ska försöka hålla dig “levande” så länge som möjligt och undvika skotten.</text:span></text:p>
      <text:p text:style-name="P11"/>
      <text:p text:style-name="P11"/>
      <text:p text:style-name="P14"><text:bookmark text:name="docs-internal-guid-4198df62-6c10-75c4-a696-8bb520b39ae2"/>Prestandakrav</text:p>
      <text:p text:style-name="P12">Spelet ska ha en god funktion</text:p>
      <text:p text:style-name="P11"/>
      <text:p text:style-name="P11"/>
      <text:p text:style-name="P14"><text:bookmark text:name="docs-internal-guid-466d28ab-6c10-c437-6e9c-1a03531db871"/>Krav på säkerhet</text:p>
      <text:p text:style-name="P11"><text:s/>Användarvänligt <text:s/></text:p>
      <text:p text:style-name="P11"/>
      <text:p text:style-name="P14"><text:bookmark text:name="docs-internal-guid-aa594522-6c10-f43e-1c39-783d3c5ff9f4"/>Ekonomi</text:p>
      <text:p text:style-name="P12">Det finns ingen eknomi för spelet </text:p>
      <text:p text:style-name="P11"/>
      <text:p text:style-name="P11"/>
      <text:p text:style-name="P14"><text:bookmark text:name="docs-internal-guid-3c277ce5-6c11-3ea2-7412-e623a294f874"/>Kvalitetskrav</text:p>
      <text:p text:style-name="P11">Spelet ska fungera felfritt vid användning utan störningar </text:p>
      <text:p text:style-name="P11"/>
      <text:p text:style-name="P11"/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Times New Roman1" svg:font-family="'Times New Roman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MacOSX_x86 LibreOffice_project/40b2d7fde7e8d2d7bc5a449dc65df4d08a7dd38</meta:generator>
    <dc:date>2015-12-04T09:27:23.262990000</dc:date>
    <meta:editing-duration>P0D</meta:editing-duration>
    <meta:editing-cycles>2</meta:editing-cycles>
    <meta:document-statistic meta:table-count="0" meta:image-count="0" meta:object-count="0" meta:page-count="2" meta:paragraph-count="16" meta:word-count="98" meta:character-count="642" meta:non-whitespace-character-count="553"/>
  </office:meta>
</office:document-meta>
</file>